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automatic" presentation:transition-speed="slow" presentation:duration="PT1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0.75in" svg:y="2.32986in" svg:width="8.5in" svg:height="1.60764in" presentation:class="title" presentation:placeholder="false">
          <draw:text-box>
            <text:p text:style-name="a358" text:class-names="" text:cond-style-name=""><text:span text:style-name="a357" text:class-names="">Prototype System for Pete’s Pets</text:span></text:p>
          </draw:text-box>
          <svg:title/>
          <svg:desc/>
        </draw:frame>
        <draw:frame draw:id="id64" presentation:style-name="a362" draw:name="Subtitle 2" svg:x="1.5in" svg:y="4.25in" svg:width="7in" svg:height="1.91667in" presentation:class="subtitle" presentation:placeholder="false">
          <draw:text-box>
            <text:p text:style-name="a361" text:class-names="" text:cond-style-name=""><text:span text:style-name="a360" text:class-names="">Luke Geeson</text:span></text:p>
          </draw:text-box>
          <svg:title/>
          <svg:desc/>
        </draw:frame>
      </draw:page>
      <draw:page draw:name="Slide8" draw:style-name="a363" draw:master-page-name="Master1-Layout2-obj-Title-and-Content" presentation:presentation-page-layout-name="Master1-PPL2" draw:id="Slide-263">
        <draw:frame draw:id="id65" draw:style-name="a366" draw:name="TextBox 4" svg:x="0.19632in" svg:y="0.30755in" svg:width="3.3862in" svg:height="0.40391in">
          <draw:text-box>
            <text:p text:style-name="a365" text:class-names="" text:cond-style-name=""><text:span text:style-name="a364" text:class-names="">Pete’s Pets electronic data base</text:span></text:p>
          </draw:text-box>
          <svg:title/>
          <svg:desc/>
        </draw:frame>
        <draw:custom-shape svg:x="1.53505in" svg:y="6.76054in" svg:width="8.33733in" svg:height="0.39374in" draw:id="id66" draw:style-name="a369" draw:name="Rectangle 8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32in" svg:y="1.07254in" svg:width="9.68612in" svg:height="5.36509in" draw:id="id67" draw:style-name="a372" draw:name="Rectangle 14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75" draw:name="TextBox 15" svg:x="3.88746in" svg:y="0.25706in" svg:width="2.68752in" svg:height="0.50488in">
          <draw:text-box>
            <text:p text:style-name="a374" text:class-names="" text:cond-style-name=""><text:span text:style-name="a373" text:class-names="">-Home</text:span></text:p>
          </draw:text-box>
          <svg:title/>
          <svg:desc/>
        </draw:frame>
        <draw:custom-shape svg:x="0.35381in" svg:y="6.67241in" svg:width="0.89522in" svg:height="0.57in" draw:id="id69" draw:style-name="a378" draw:name="Action Button: Home 21">
          <svg:title/>
          <svg:desc/>
          <office:event-listeners>
            <presentation:event-listener script:event-name="dom:click" presentation:action="show" xlink:href="#Slide8" xlink:type="simple" xlink:show="embed" xlink:actuate="onRequest"/>
          </office:event-listeners>
          <text:p text:style-name="a377" text:class-names="" text:cond-style-name=""><text:span text:style-name="a376" text:class-names=""/></text:p>
          <draw:enhanced-geometry xmlns:dr3d="urn:oasis:names:tc:opendocument:xmlns:dr3d:1.0" draw:path-stretchpoint-x="21600" draw:path-stretchpoint-y="21600" draw:type="non-primitive" svg:viewBox="0 0 21600 21600" draw:enhanced-path="S M ?f7 ?f7 L ?f10 ?f7 ?f10 ?f11 ?f7 ?f11 Z M ?f18 ?f22 L ?f24 ?f17 ?f43 ?f17 ?f43 ?f23 ?f51 ?f23 ?f51 ?f17 ?f25 ?f17 ?f50 ?f45 ?f50 ?f42 ?f49 ?f42 ?f49 ?f44 Z N S M ?f50 ?f45 L ?f50 ?f42 ?f49 ?f42 ?f49 ?f44 Z M ?f43 ?f17 L ?f43 ?f23 ?f47 ?f23 ?f47 ?f46 ?f48 ?f46 ?f48 ?f23 ?f51 ?f23 ?f51 ?f17 Z N S M ?f18 ?f22 L ?f24 ?f17 ?f25 ?f17 Z M ?f47 ?f46 L ?f48 ?f46 ?f48 ?f23 ?f47 ?f23 Z N F M ?f18 ?f22 L ?f49 ?f44 ?f49 ?f42 ?f50 ?f42 ?f50 ?f45 ?f25 ?f17 ?f51 ?f17 ?f51 ?f23 ?f43 ?f23 ?f43 ?f17 ?f24 ?f17 Z M ?f49 ?f44 L ?f50 ?f45 M ?f51 ?f17 L ?f43 ?f17 M ?f47 ?f23 L ?f47 ?f46 ?f48 ?f46 ?f48 ?f23 N F M ?f7 ?f7 L ?f10 ?f7 ?f10 ?f11 ?f7 ?f11 Z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min(?f13, ?f12)"/>
            <draw:equation draw:name="f17" draw:formula="?f7 + ?f14"/>
            <draw:equation draw:name="f18" draw:formula="?f7 + ?f15"/>
            <draw:equation draw:name="f19" draw:formula="?f16 * 3"/>
            <draw:equation draw:name="f20" draw:formula="?f19 / 8"/>
            <draw:equation draw:name="f21" draw:formula="?f19 / 4"/>
            <draw:equation draw:name="f22" draw:formula="?f17 - ?f20"/>
            <draw:equation draw:name="f23" draw:formula="?f17 + ?f20"/>
            <draw:equation draw:name="f24" draw:formula="?f18 - ?f20"/>
            <draw:equation draw:name="f25" draw:formula="?f18 + ?f20"/>
            <draw:equation draw:name="f26" draw:formula="?f21 / 16"/>
            <draw:equation draw:name="f27" draw:formula="?f21 / 8"/>
            <draw:equation draw:name="f28" draw:formula="?f21 * 3"/>
            <draw:equation draw:name="f29" draw:formula="?f21 * 5"/>
            <draw:equation draw:name="f30" draw:formula="?f21 * 7"/>
            <draw:equation draw:name="f31" draw:formula="?f21 * 9"/>
            <draw:equation draw:name="f32" draw:formula="?f21 * 11"/>
            <draw:equation draw:name="f33" draw:formula="?f21 * 13"/>
            <draw:equation draw:name="f34" draw:formula="?f28 / 16"/>
            <draw:equation draw:name="f35" draw:formula="?f29 / 16"/>
            <draw:equation draw:name="f36" draw:formula="?f30 / 16"/>
            <draw:equation draw:name="f37" draw:formula="?f31 / 16"/>
            <draw:equation draw:name="f38" draw:formula="?f32 / 16"/>
            <draw:equation draw:name="f39" draw:formula="?f28 / 4"/>
            <draw:equation draw:name="f40" draw:formula="?f33 / 16"/>
            <draw:equation draw:name="f41" draw:formula="?f30 / 8"/>
            <draw:equation draw:name="f42" draw:formula="?f22 + ?f26"/>
            <draw:equation draw:name="f43" draw:formula="?f24 + ?f27"/>
            <draw:equation draw:name="f44" draw:formula="?f22 + ?f34"/>
            <draw:equation draw:name="f45" draw:formula="?f22 + ?f35"/>
            <draw:equation draw:name="f46" draw:formula="?f22 + ?f39"/>
            <draw:equation draw:name="f47" draw:formula="?f24 + ?f36"/>
            <draw:equation draw:name="f48" draw:formula="?f24 + ?f37"/>
            <draw:equation draw:name="f49" draw:formula="?f24 + ?f38"/>
            <draw:equation draw:name="f50" draw:formula="?f24 + ?f40"/>
            <draw:equation draw:name="f51" draw:formula="?f24 + ?f41"/>
          </draw:enhanced-geometry>
        </draw:custom-shape>
        <draw:frame draw:id="id70" draw:style-name="a381" draw:name="TextBox 16" svg:x="0.35381in" svg:y="1.30878in" svg:width="3.2974in" svg:height="0.40391in">
          <draw:text-box>
            <text:p text:style-name="a380" text:class-names="" text:cond-style-name=""><text:span text:style-name="a379" text:class-names="">What would you like to do?</text:span></text:p>
          </draw:text-box>
          <svg:title/>
          <svg:desc/>
        </draw:frame>
        <draw:custom-shape svg:x="3.42502in" svg:y="1.30878in" svg:width="1.33873in" svg:height="0.40391in" draw:id="id71" draw:style-name="a384" draw:name="Rectangle 19">
          <svg:title/>
          <svg:desc/>
          <office:event-listeners>
            <presentation:event-listener script:event-name="dom:click" presentation:action="next-page"/>
          </office:event-listeners>
          <text:p text:style-name="a383" text:class-names="" text:cond-style-name=""><text:span text:style-name="a382" text:class-names="">Ad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0344in" svg:y="1.30878in" svg:width="1.33873in" svg:height="0.40391in" draw:id="id72" draw:style-name="a387" draw:name="Rectangle 27">
          <svg:title/>
          <svg:desc/>
          <office:event-listeners>
            <presentation:event-listener script:event-name="dom:click" presentation:action="show" xlink:href="#Slide7" xlink:type="simple" xlink:show="embed" xlink:actuate="onRequest"/>
          </office:event-listeners>
          <text:p text:style-name="a386" text:class-names="" text:cond-style-name=""><text:span text:style-name="a385" text:class-names="">Search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88" draw:master-page-name="Master1-Layout2-obj-Title-and-Content" presentation:presentation-page-layout-name="Master1-PPL2" draw:id="Slide-258">
        <draw:frame draw:id="id73" draw:style-name="a391" draw:name="TextBox 4" svg:x="0.19632in" svg:y="0.30755in" svg:width="3.3862in" svg:height="0.40391in">
          <draw:text-box>
            <text:p text:style-name="a390" text:class-names="" text:cond-style-name=""><text:span text:style-name="a389" text:class-names="">Pete’s Pets electronic data base</text:span></text:p>
          </draw:text-box>
          <svg:title/>
          <svg:desc/>
        </draw:frame>
        <draw:custom-shape svg:x="1.53505in" svg:y="6.76054in" svg:width="8.33733in" svg:height="0.39374in" draw:id="id74" draw:style-name="a394" draw:name="Rectangle 8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9632in" svg:y="0.96173in" svg:width="9.68612in" svg:height="5.36509in" draw:id="id75" draw:style-name="a397" draw:name="Rectangle 14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00" draw:name="TextBox 15" svg:x="3.88746in" svg:y="0.25706in" svg:width="1.66378in" svg:height="0.50488in">
          <draw:text-box>
            <text:p text:style-name="a399" text:class-names="" text:cond-style-name=""><text:span text:style-name="a398" text:class-names="">-Add a file</text:span></text:p>
          </draw:text-box>
          <svg:title/>
          <svg:desc/>
        </draw:frame>
        <draw:custom-shape svg:x="0.35381in" svg:y="6.67241in" svg:width="0.89522in" svg:height="0.57in" draw:id="id77" draw:style-name="a403" draw:name="Action Button: Home 21">
          <svg:title/>
          <svg:desc/>
          <office:event-listeners>
            <presentation:event-listener script:event-name="dom:click" presentation:action="show" xlink:href="#Slide8" xlink:type="simple" xlink:show="embed" xlink:actuate="onRequest"/>
          </office:event-listeners>
          <text:p text:style-name="a402" text:class-names="" text:cond-style-name=""><text:span text:style-name="a401" text:class-names=""/></text:p>
          <draw:enhanced-geometry xmlns:dr3d="urn:oasis:names:tc:opendocument:xmlns:dr3d:1.0" draw:path-stretchpoint-x="21600" draw:path-stretchpoint-y="21600" draw:type="non-primitive" svg:viewBox="0 0 21600 21600" draw:enhanced-path="S M ?f7 ?f7 L ?f10 ?f7 ?f10 ?f11 ?f7 ?f11 Z M ?f18 ?f22 L ?f24 ?f17 ?f43 ?f17 ?f43 ?f23 ?f51 ?f23 ?f51 ?f17 ?f25 ?f17 ?f50 ?f45 ?f50 ?f42 ?f49 ?f42 ?f49 ?f44 Z N S M ?f50 ?f45 L ?f50 ?f42 ?f49 ?f42 ?f49 ?f44 Z M ?f43 ?f17 L ?f43 ?f23 ?f47 ?f23 ?f47 ?f46 ?f48 ?f46 ?f48 ?f23 ?f51 ?f23 ?f51 ?f17 Z N S M ?f18 ?f22 L ?f24 ?f17 ?f25 ?f17 Z M ?f47 ?f46 L ?f48 ?f46 ?f48 ?f23 ?f47 ?f23 Z N F M ?f18 ?f22 L ?f49 ?f44 ?f49 ?f42 ?f50 ?f42 ?f50 ?f45 ?f25 ?f17 ?f51 ?f17 ?f51 ?f23 ?f43 ?f23 ?f43 ?f17 ?f24 ?f17 Z M ?f49 ?f44 L ?f50 ?f45 M ?f51 ?f17 L ?f43 ?f17 M ?f47 ?f23 L ?f47 ?f46 ?f48 ?f46 ?f48 ?f23 N F M ?f7 ?f7 L ?f10 ?f7 ?f10 ?f11 ?f7 ?f11 Z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min(?f13, ?f12)"/>
            <draw:equation draw:name="f17" draw:formula="?f7 + ?f14"/>
            <draw:equation draw:name="f18" draw:formula="?f7 + ?f15"/>
            <draw:equation draw:name="f19" draw:formula="?f16 * 3"/>
            <draw:equation draw:name="f20" draw:formula="?f19 / 8"/>
            <draw:equation draw:name="f21" draw:formula="?f19 / 4"/>
            <draw:equation draw:name="f22" draw:formula="?f17 - ?f20"/>
            <draw:equation draw:name="f23" draw:formula="?f17 + ?f20"/>
            <draw:equation draw:name="f24" draw:formula="?f18 - ?f20"/>
            <draw:equation draw:name="f25" draw:formula="?f18 + ?f20"/>
            <draw:equation draw:name="f26" draw:formula="?f21 / 16"/>
            <draw:equation draw:name="f27" draw:formula="?f21 / 8"/>
            <draw:equation draw:name="f28" draw:formula="?f21 * 3"/>
            <draw:equation draw:name="f29" draw:formula="?f21 * 5"/>
            <draw:equation draw:name="f30" draw:formula="?f21 * 7"/>
            <draw:equation draw:name="f31" draw:formula="?f21 * 9"/>
            <draw:equation draw:name="f32" draw:formula="?f21 * 11"/>
            <draw:equation draw:name="f33" draw:formula="?f21 * 13"/>
            <draw:equation draw:name="f34" draw:formula="?f28 / 16"/>
            <draw:equation draw:name="f35" draw:formula="?f29 / 16"/>
            <draw:equation draw:name="f36" draw:formula="?f30 / 16"/>
            <draw:equation draw:name="f37" draw:formula="?f31 / 16"/>
            <draw:equation draw:name="f38" draw:formula="?f32 / 16"/>
            <draw:equation draw:name="f39" draw:formula="?f28 / 4"/>
            <draw:equation draw:name="f40" draw:formula="?f33 / 16"/>
            <draw:equation draw:name="f41" draw:formula="?f30 / 8"/>
            <draw:equation draw:name="f42" draw:formula="?f22 + ?f26"/>
            <draw:equation draw:name="f43" draw:formula="?f24 + ?f27"/>
            <draw:equation draw:name="f44" draw:formula="?f22 + ?f34"/>
            <draw:equation draw:name="f45" draw:formula="?f22 + ?f35"/>
            <draw:equation draw:name="f46" draw:formula="?f22 + ?f39"/>
            <draw:equation draw:name="f47" draw:formula="?f24 + ?f36"/>
            <draw:equation draw:name="f48" draw:formula="?f24 + ?f37"/>
            <draw:equation draw:name="f49" draw:formula="?f24 + ?f38"/>
            <draw:equation draw:name="f50" draw:formula="?f24 + ?f40"/>
            <draw:equation draw:name="f51" draw:formula="?f24 + ?f41"/>
          </draw:enhanced-geometry>
        </draw:custom-shape>
        <draw:frame draw:id="id78" draw:style-name="a442" draw:name="TextBox 16" svg:x="0.35381in" svg:y="1.30878in" svg:width="3.93745in" svg:height="4.98151in">
          <draw:text-box>
            <text:p text:style-name="a405" text:class-names="" text:cond-style-name=""><text:span text:style-name="a404" text:class-names="">What would you like to do?</text:span></text:p>
            <text:p text:style-name="a408" text:class-names="" text:cond-style-name=""><text:span text:style-name="a406" text:class-names="">Forename</text:span><text:span text:style-name="a407" text:class-names="">:</text:span></text:p>
            <text:p text:style-name="a410" text:class-names="" text:cond-style-name=""><text:span text:style-name="a409" text:class-names="">//insert name</text:span></text:p>
            <text:p text:style-name="a413" text:class-names="" text:cond-style-name=""><text:span text:style-name="a411" text:class-names="">Surname</text:span><text:span text:style-name="a412" text:class-names="">:</text:span></text:p>
            <text:p text:style-name="a415" text:class-names="" text:cond-style-name=""><text:span text:style-name="a414" text:class-names="">//insert last name</text:span></text:p>
            <text:p text:style-name="a417" text:class-names="" text:cond-style-name=""><text:span text:style-name="a416" text:class-names="">Email Address:</text:span></text:p>
            <text:p text:style-name="a419" text:class-names="" text:cond-style-name=""><text:span text:style-name="a418" text:class-names="">//insert email address</text:span></text:p>
            <text:p text:style-name="a421" text:class-names="" text:cond-style-name=""><text:span text:style-name="a420" text:class-names="">Address Line 1:</text:span></text:p>
            <text:p text:style-name="a423" text:class-names="" text:cond-style-name=""><text:span text:style-name="a422" text:class-names="">//insert address</text:span></text:p>
            <text:p text:style-name="a425" text:class-names="" text:cond-style-name=""><text:span text:style-name="a424" text:class-names="">Address Line 2:</text:span></text:p>
            <text:p text:style-name="a427" text:class-names="" text:cond-style-name=""><text:span text:style-name="a426" text:class-names="">Town City:</text:span></text:p>
            <text:p text:style-name="a429" text:class-names="" text:cond-style-name=""><text:span text:style-name="a428" text:class-names="">County:</text:span></text:p>
            <text:p text:style-name="a431" text:class-names="" text:cond-style-name=""><text:span text:style-name="a430" text:class-names="">Post Code:<text:s text:c="1"/></text:span></text:p>
            <text:p text:style-name="a433" text:class-names="" text:cond-style-name=""><text:span text:style-name="a432" text:class-names="">Telephone:<text:s text:c="1"/></text:span></text:p>
            <text:p text:style-name="a435" text:class-names="" text:cond-style-name=""><text:span text:style-name="a434" text:class-names="">//insert contact number</text:span></text:p>
            <text:p text:style-name="a437" text:class-names="" text:cond-style-name=""><text:span text:style-name="a436" text:class-names="">Tel type:</text:span></text:p>
            <text:p text:style-name="a439" text:class-names="" text:cond-style-name=""><text:span text:style-name="a438" text:class-names="">//insert contact number type e.g. mobile</text:span></text:p>
            <text:p text:style-name="a441" text:class-names="" text:cond-style-name=""><text:span text:style-name="a440" text:class-names="">OK? (y/n)</text:span></text:p>
          </draw:text-box>
          <svg:title/>
          <svg:desc/>
        </draw:frame>
        <draw:custom-shape svg:x="3.42502in" svg:y="1.30878in" svg:width="1.33873in" svg:height="0.40391in" draw:id="id79" draw:style-name="a445" draw:name="Rectangle 19">
          <svg:title/>
          <svg:desc/>
          <text:p text:style-name="a444" text:class-names="" text:cond-style-name=""><text:span text:style-name="a443" text:class-names="">Add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446" draw:master-page-name="Master1-Layout2-obj-Title-and-Content" presentation:presentation-page-layout-name="Master1-PPL2" draw:id="Slide-262">
        <draw:frame draw:id="id80" draw:style-name="a449" draw:name="TextBox 4" svg:x="0.19632in" svg:y="0.30755in" svg:width="3.3862in" svg:height="0.40391in">
          <draw:text-box>
            <text:p text:style-name="a448" text:class-names="" text:cond-style-name=""><text:span text:style-name="a447" text:class-names="">Pete’s Pets electronic data base</text:span></text:p>
          </draw:text-box>
          <svg:title/>
          <svg:desc/>
        </draw:frame>
        <draw:custom-shape svg:x="1.53505in" svg:y="6.76054in" svg:width="8.33733in" svg:height="0.39374in" draw:id="id81" draw:style-name="a452" draw:name="Rectangle 8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3887in" svg:y="1.06571in" svg:width="9.68612in" svg:height="5.36509in" draw:id="id82" draw:style-name="a455" draw:name="Rectangle 14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58" draw:name="TextBox 15" svg:x="3.88746in" svg:y="0.25706in" svg:width="2.68752in" svg:height="0.50488in">
          <draw:text-box>
            <text:p text:style-name="a457" text:class-names="" text:cond-style-name=""><text:span text:style-name="a456" text:class-names="">-Search for a file</text:span></text:p>
          </draw:text-box>
          <svg:title/>
          <svg:desc/>
        </draw:frame>
        <draw:custom-shape svg:x="0.35381in" svg:y="6.67241in" svg:width="0.89522in" svg:height="0.57in" draw:id="id84" draw:style-name="a461" draw:name="Action Button: Home 21">
          <svg:title/>
          <svg:desc/>
          <office:event-listeners>
            <presentation:event-listener script:event-name="dom:click" presentation:action="show" xlink:href="#Slide8" xlink:type="simple" xlink:show="embed" xlink:actuate="onRequest"/>
          </office:event-listeners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S M ?f7 ?f7 L ?f10 ?f7 ?f10 ?f11 ?f7 ?f11 Z M ?f18 ?f22 L ?f24 ?f17 ?f43 ?f17 ?f43 ?f23 ?f51 ?f23 ?f51 ?f17 ?f25 ?f17 ?f50 ?f45 ?f50 ?f42 ?f49 ?f42 ?f49 ?f44 Z N S M ?f50 ?f45 L ?f50 ?f42 ?f49 ?f42 ?f49 ?f44 Z M ?f43 ?f17 L ?f43 ?f23 ?f47 ?f23 ?f47 ?f46 ?f48 ?f46 ?f48 ?f23 ?f51 ?f23 ?f51 ?f17 Z N S M ?f18 ?f22 L ?f24 ?f17 ?f25 ?f17 Z M ?f47 ?f46 L ?f48 ?f46 ?f48 ?f23 ?f47 ?f23 Z N F M ?f18 ?f22 L ?f49 ?f44 ?f49 ?f42 ?f50 ?f42 ?f50 ?f45 ?f25 ?f17 ?f51 ?f17 ?f51 ?f23 ?f43 ?f23 ?f43 ?f17 ?f24 ?f17 Z M ?f49 ?f44 L ?f50 ?f45 M ?f51 ?f17 L ?f43 ?f17 M ?f47 ?f23 L ?f47 ?f46 ?f48 ?f46 ?f48 ?f23 N F M ?f7 ?f7 L ?f10 ?f7 ?f10 ?f11 ?f7 ?f11 Z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min(?f13, ?f12)"/>
            <draw:equation draw:name="f17" draw:formula="?f7 + ?f14"/>
            <draw:equation draw:name="f18" draw:formula="?f7 + ?f15"/>
            <draw:equation draw:name="f19" draw:formula="?f16 * 3"/>
            <draw:equation draw:name="f20" draw:formula="?f19 / 8"/>
            <draw:equation draw:name="f21" draw:formula="?f19 / 4"/>
            <draw:equation draw:name="f22" draw:formula="?f17 - ?f20"/>
            <draw:equation draw:name="f23" draw:formula="?f17 + ?f20"/>
            <draw:equation draw:name="f24" draw:formula="?f18 - ?f20"/>
            <draw:equation draw:name="f25" draw:formula="?f18 + ?f20"/>
            <draw:equation draw:name="f26" draw:formula="?f21 / 16"/>
            <draw:equation draw:name="f27" draw:formula="?f21 / 8"/>
            <draw:equation draw:name="f28" draw:formula="?f21 * 3"/>
            <draw:equation draw:name="f29" draw:formula="?f21 * 5"/>
            <draw:equation draw:name="f30" draw:formula="?f21 * 7"/>
            <draw:equation draw:name="f31" draw:formula="?f21 * 9"/>
            <draw:equation draw:name="f32" draw:formula="?f21 * 11"/>
            <draw:equation draw:name="f33" draw:formula="?f21 * 13"/>
            <draw:equation draw:name="f34" draw:formula="?f28 / 16"/>
            <draw:equation draw:name="f35" draw:formula="?f29 / 16"/>
            <draw:equation draw:name="f36" draw:formula="?f30 / 16"/>
            <draw:equation draw:name="f37" draw:formula="?f31 / 16"/>
            <draw:equation draw:name="f38" draw:formula="?f32 / 16"/>
            <draw:equation draw:name="f39" draw:formula="?f28 / 4"/>
            <draw:equation draw:name="f40" draw:formula="?f33 / 16"/>
            <draw:equation draw:name="f41" draw:formula="?f30 / 8"/>
            <draw:equation draw:name="f42" draw:formula="?f22 + ?f26"/>
            <draw:equation draw:name="f43" draw:formula="?f24 + ?f27"/>
            <draw:equation draw:name="f44" draw:formula="?f22 + ?f34"/>
            <draw:equation draw:name="f45" draw:formula="?f22 + ?f35"/>
            <draw:equation draw:name="f46" draw:formula="?f22 + ?f39"/>
            <draw:equation draw:name="f47" draw:formula="?f24 + ?f36"/>
            <draw:equation draw:name="f48" draw:formula="?f24 + ?f37"/>
            <draw:equation draw:name="f49" draw:formula="?f24 + ?f38"/>
            <draw:equation draw:name="f50" draw:formula="?f24 + ?f40"/>
            <draw:equation draw:name="f51" draw:formula="?f24 + ?f41"/>
          </draw:enhanced-geometry>
        </draw:custom-shape>
        <draw:frame draw:id="id85" draw:style-name="a480" draw:name="TextBox 16" svg:x="0.35381in" svg:y="1.30878in" svg:width="5.66992in" svg:height="2.52441in">
          <draw:text-box>
            <text:p text:style-name="a463" text:class-names="" text:cond-style-name=""><text:span text:style-name="a462" text:class-names="">What would you like to do?</text:span></text:p>
            <text:p text:style-name="a465" text:class-names="" text:cond-style-name=""><text:span text:style-name="a464" text:class-names=""/></text:p>
            <text:p text:style-name="a468" text:class-names="" text:cond-style-name=""><text:span text:style-name="a466" text:class-names="">Search</text:span><text:span text:style-name="a467" text:class-names="">: forename, surname or email address</text:span></text:p>
            <text:p text:style-name="a471" text:class-names="" text:cond-style-name=""><text:span text:style-name="a469" text:class-names="">Is this the file you were searching for?<text:s text:c="1"/></text:span><text:span text:style-name="a470" text:class-names="">(y/n)</text:span></text:p>
            <text:p text:style-name="a473" text:class-names="" text:cond-style-name=""><text:span text:style-name="a472" text:class-names="">//prints some database information a file</text:span></text:p>
            <text:p text:style-name="a475" text:class-names="" text:cond-style-name=""><text:span text:style-name="a474" text:class-names="">What would you like to do?<text:s text:c="1"/></text:span></text:p>
            <text:p text:style-name="a477" text:class-names="" text:cond-style-name=""><text:span text:style-name="a476" text:class-names=""/></text:p>
            <text:p text:style-name="a479" text:class-names="" text:cond-style-name=""><text:span text:style-name="a478" text:class-names=""/></text:p>
          </draw:text-box>
          <svg:title/>
          <svg:desc/>
        </draw:frame>
        <draw:custom-shape svg:x="3.3655in" svg:y="1.30878in" svg:width="1.33873in" svg:height="0.40391in" draw:id="id86" draw:style-name="a483" draw:name="Rectangle 27">
          <svg:title/>
          <svg:desc/>
          <text:p text:style-name="a482" text:class-names="" text:cond-style-name=""><text:span text:style-name="a481" text:class-names="">Sear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3217in" svg:y="2.82343in" svg:width="1.33873in" svg:height="0.40391in" draw:id="id87" draw:style-name="a486" draw:name="Rectangle 11">
          <svg:title/>
          <svg:desc/>
          <office:event-listeners>
            <presentation:event-listener script:event-name="dom:click" presentation:action="show" xlink:href="#Slide9" xlink:type="simple" xlink:show="embed" xlink:actuate="onRequest"/>
          </office:event-listeners>
          <text:p text:style-name="a485" text:class-names="" text:cond-style-name=""><text:span text:style-name="a484" text:class-names="">Chan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843in" svg:y="2.82343in" svg:width="1.33873in" svg:height="0.40391in" draw:id="id88" draw:style-name="a489" draw:name="Rectangle 12">
          <svg:title/>
          <svg:desc/>
          <office:event-listeners>
            <presentation:event-listener script:event-name="dom:click" presentation:action="show" xlink:href="#Slide10" xlink:type="simple" xlink:show="embed" xlink:actuate="onRequest"/>
          </office:event-listeners>
          <text:p text:style-name="a488" text:class-names="" text:cond-style-name=""><text:span text:style-name="a487" text:class-names="">Remov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9" draw:style-name="a490" draw:master-page-name="Master1-Layout2-obj-Title-and-Content" presentation:presentation-page-layout-name="Master1-PPL2" draw:id="Slide-264">
        <draw:frame draw:id="id89" draw:style-name="a493" draw:name="TextBox 4" svg:x="0.19632in" svg:y="0.30755in" svg:width="3.3862in" svg:height="0.40391in">
          <draw:text-box>
            <text:p text:style-name="a492" text:class-names="" text:cond-style-name=""><text:span text:style-name="a491" text:class-names="">Pete’s Pets electronic data base</text:span></text:p>
          </draw:text-box>
          <svg:title/>
          <svg:desc/>
        </draw:frame>
        <draw:custom-shape svg:x="1.53505in" svg:y="6.76054in" svg:width="8.33733in" svg:height="0.39374in" draw:id="id90" draw:style-name="a496" draw:name="Rectangle 8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3887in" svg:y="1.06571in" svg:width="9.68612in" svg:height="5.36509in" draw:id="id91" draw:style-name="a499" draw:name="Rectangle 14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2" draw:style-name="a502" draw:name="TextBox 15" svg:x="3.88746in" svg:y="0.25706in" svg:width="2.68752in" svg:height="0.50488in">
          <draw:text-box>
            <text:p text:style-name="a501" text:class-names="" text:cond-style-name=""><text:span text:style-name="a500" text:class-names="">-Change a file</text:span></text:p>
          </draw:text-box>
          <svg:title/>
          <svg:desc/>
        </draw:frame>
        <draw:custom-shape svg:x="0.35381in" svg:y="6.67241in" svg:width="0.89522in" svg:height="0.57in" draw:id="id93" draw:style-name="a505" draw:name="Action Button: Home 21">
          <svg:title/>
          <svg:desc/>
          <office:event-listeners>
            <presentation:event-listener script:event-name="dom:click" presentation:action="show" xlink:href="#Slide8" xlink:type="simple" xlink:show="embed" xlink:actuate="onRequest"/>
          </office:event-listeners>
          <text:p text:style-name="a504" text:class-names="" text:cond-style-name=""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S M ?f7 ?f7 L ?f10 ?f7 ?f10 ?f11 ?f7 ?f11 Z M ?f18 ?f22 L ?f24 ?f17 ?f43 ?f17 ?f43 ?f23 ?f51 ?f23 ?f51 ?f17 ?f25 ?f17 ?f50 ?f45 ?f50 ?f42 ?f49 ?f42 ?f49 ?f44 Z N S M ?f50 ?f45 L ?f50 ?f42 ?f49 ?f42 ?f49 ?f44 Z M ?f43 ?f17 L ?f43 ?f23 ?f47 ?f23 ?f47 ?f46 ?f48 ?f46 ?f48 ?f23 ?f51 ?f23 ?f51 ?f17 Z N S M ?f18 ?f22 L ?f24 ?f17 ?f25 ?f17 Z M ?f47 ?f46 L ?f48 ?f46 ?f48 ?f23 ?f47 ?f23 Z N F M ?f18 ?f22 L ?f49 ?f44 ?f49 ?f42 ?f50 ?f42 ?f50 ?f45 ?f25 ?f17 ?f51 ?f17 ?f51 ?f23 ?f43 ?f23 ?f43 ?f17 ?f24 ?f17 Z M ?f49 ?f44 L ?f50 ?f45 M ?f51 ?f17 L ?f43 ?f17 M ?f47 ?f23 L ?f47 ?f46 ?f48 ?f46 ?f48 ?f23 N F M ?f7 ?f7 L ?f10 ?f7 ?f10 ?f11 ?f7 ?f11 Z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min(?f13, ?f12)"/>
            <draw:equation draw:name="f17" draw:formula="?f7 + ?f14"/>
            <draw:equation draw:name="f18" draw:formula="?f7 + ?f15"/>
            <draw:equation draw:name="f19" draw:formula="?f16 * 3"/>
            <draw:equation draw:name="f20" draw:formula="?f19 / 8"/>
            <draw:equation draw:name="f21" draw:formula="?f19 / 4"/>
            <draw:equation draw:name="f22" draw:formula="?f17 - ?f20"/>
            <draw:equation draw:name="f23" draw:formula="?f17 + ?f20"/>
            <draw:equation draw:name="f24" draw:formula="?f18 - ?f20"/>
            <draw:equation draw:name="f25" draw:formula="?f18 + ?f20"/>
            <draw:equation draw:name="f26" draw:formula="?f21 / 16"/>
            <draw:equation draw:name="f27" draw:formula="?f21 / 8"/>
            <draw:equation draw:name="f28" draw:formula="?f21 * 3"/>
            <draw:equation draw:name="f29" draw:formula="?f21 * 5"/>
            <draw:equation draw:name="f30" draw:formula="?f21 * 7"/>
            <draw:equation draw:name="f31" draw:formula="?f21 * 9"/>
            <draw:equation draw:name="f32" draw:formula="?f21 * 11"/>
            <draw:equation draw:name="f33" draw:formula="?f21 * 13"/>
            <draw:equation draw:name="f34" draw:formula="?f28 / 16"/>
            <draw:equation draw:name="f35" draw:formula="?f29 / 16"/>
            <draw:equation draw:name="f36" draw:formula="?f30 / 16"/>
            <draw:equation draw:name="f37" draw:formula="?f31 / 16"/>
            <draw:equation draw:name="f38" draw:formula="?f32 / 16"/>
            <draw:equation draw:name="f39" draw:formula="?f28 / 4"/>
            <draw:equation draw:name="f40" draw:formula="?f33 / 16"/>
            <draw:equation draw:name="f41" draw:formula="?f30 / 8"/>
            <draw:equation draw:name="f42" draw:formula="?f22 + ?f26"/>
            <draw:equation draw:name="f43" draw:formula="?f24 + ?f27"/>
            <draw:equation draw:name="f44" draw:formula="?f22 + ?f34"/>
            <draw:equation draw:name="f45" draw:formula="?f22 + ?f35"/>
            <draw:equation draw:name="f46" draw:formula="?f22 + ?f39"/>
            <draw:equation draw:name="f47" draw:formula="?f24 + ?f36"/>
            <draw:equation draw:name="f48" draw:formula="?f24 + ?f37"/>
            <draw:equation draw:name="f49" draw:formula="?f24 + ?f38"/>
            <draw:equation draw:name="f50" draw:formula="?f24 + ?f40"/>
            <draw:equation draw:name="f51" draw:formula="?f24 + ?f41"/>
          </draw:enhanced-geometry>
        </draw:custom-shape>
        <draw:frame draw:id="id94" draw:style-name="a537" draw:name="TextBox 16" svg:x="0.35381in" svg:y="1.30878in" svg:width="9.44988in" svg:height="4.64492in">
          <draw:text-box>
            <text:p text:style-name="a507" text:class-names="" text:cond-style-name=""><text:span text:style-name="a506" text:class-names="">What would you like to do?</text:span></text:p>
            <text:p text:style-name="a509" text:class-names="" text:cond-style-name=""><text:span text:style-name="a508" text:class-names=""/></text:p>
            <text:p text:style-name="a512" text:class-names="" text:cond-style-name=""><text:span text:style-name="a510" text:class-names="">Search</text:span><text:span text:style-name="a511" text:class-names="">: forename, surname or email address</text:span></text:p>
            <text:p text:style-name="a515" text:class-names="" text:cond-style-name=""><text:span text:style-name="a513" text:class-names="">Is this the file you were searching for?<text:s text:c="1"/></text:span><text:span text:style-name="a514" text:class-names="">(y/n)</text:span></text:p>
            <text:p text:style-name="a517" text:class-names="" text:cond-style-name=""><text:span text:style-name="a516" text:class-names="">//prints some database information a file</text:span></text:p>
            <text:p text:style-name="a519" text:class-names="" text:cond-style-name=""><text:span text:style-name="a518" text:class-names="">What would you like to do?<text:s text:c="1"/></text:span></text:p>
            <text:p text:style-name="a521" text:class-names="" text:cond-style-name=""><text:span text:style-name="a520" text:class-names=""/></text:p>
            <text:p text:style-name="a523" text:class-names="" text:cond-style-name=""><text:span text:style-name="a522" text:class-names="">What would you like to change?</text:span></text:p>
            <text:p text:style-name="a526" text:class-names="" text:cond-style-name=""><text:span text:style-name="a524" text:class-names="">//insert forename, surname, email address, address, telephone number and telephone type</text:span><text:span text:style-name="a525" text:class-names=""/></text:p>
            <text:p text:style-name="a528" text:class-names="" text:cond-style-name=""><text:span text:style-name="a527" text:class-names="">Insert new information</text:span></text:p>
            <text:p text:style-name="a530" text:class-names="" text:cond-style-name=""><text:span text:style-name="a529" text:class-names="">//insert new information</text:span></text:p>
            <text:p text:style-name="a532" text:class-names="" text:cond-style-name=""><text:span text:style-name="a531" text:class-names="">Is this ok? (y/n)</text:span></text:p>
            <text:p text:style-name="a534" text:class-names="" text:cond-style-name=""><text:span text:style-name="a533" text:class-names="">//outputs details of customer file</text:span></text:p>
            <text:p text:style-name="a536" text:class-names="" text:cond-style-name=""><text:span text:style-name="a535" text:class-names=""/></text:p>
          </draw:text-box>
          <svg:title/>
          <svg:desc/>
        </draw:frame>
        <draw:custom-shape svg:x="3.3655in" svg:y="1.30878in" svg:width="1.33873in" svg:height="0.40391in" draw:id="id95" draw:style-name="a540" draw:name="Rectangle 27">
          <svg:title/>
          <svg:desc/>
          <text:p text:style-name="a539" text:class-names="" text:cond-style-name=""><text:span text:style-name="a538" text:class-names="">Sear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3217in" svg:y="2.82343in" svg:width="1.33873in" svg:height="0.40391in" draw:id="id96" draw:style-name="a543" draw:name="Rectangle 11">
          <svg:title/>
          <svg:desc/>
          <text:p text:style-name="a542" text:class-names="" text:cond-style-name=""><text:span text:style-name="a541" text:class-names="">Chang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544" draw:master-page-name="Master1-Layout2-obj-Title-and-Content" presentation:presentation-page-layout-name="Master1-PPL2" draw:id="Slide-265">
        <draw:frame draw:id="id97" draw:style-name="a547" draw:name="TextBox 4" svg:x="0.19632in" svg:y="0.30755in" svg:width="3.3862in" svg:height="0.40391in">
          <draw:text-box>
            <text:p text:style-name="a546" text:class-names="" text:cond-style-name=""><text:span text:style-name="a545" text:class-names="">Pete’s Pets electronic data base</text:span></text:p>
          </draw:text-box>
          <svg:title/>
          <svg:desc/>
        </draw:frame>
        <draw:custom-shape svg:x="1.53505in" svg:y="6.76054in" svg:width="8.33733in" svg:height="0.39374in" draw:id="id98" draw:style-name="a550" draw:name="Rectangle 8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3887in" svg:y="1.06571in" svg:width="9.68612in" svg:height="5.36509in" draw:id="id99" draw:style-name="a553" draw:name="Rectangle 14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556" draw:name="TextBox 15" svg:x="3.88746in" svg:y="0.25706in" svg:width="2.68752in" svg:height="0.50488in">
          <draw:text-box>
            <text:p text:style-name="a555" text:class-names="" text:cond-style-name=""><text:span text:style-name="a554" text:class-names="">-Remove a file</text:span></text:p>
          </draw:text-box>
          <svg:title/>
          <svg:desc/>
        </draw:frame>
        <draw:custom-shape svg:x="0.35381in" svg:y="6.67241in" svg:width="0.89522in" svg:height="0.57in" draw:id="id101" draw:style-name="a559" draw:name="Action Button: Home 21">
          <svg:title/>
          <svg:desc/>
          <office:event-listeners>
            <presentation:event-listener script:event-name="dom:click" presentation:action="show" xlink:href="#Slide8" xlink:type="simple" xlink:show="embed" xlink:actuate="onRequest"/>
          </office:event-listeners>
          <text:p text:style-name="a558" text:class-names="" text:cond-style-name=""><text:span text:style-name="a557" text:class-names=""/></text:p>
          <draw:enhanced-geometry xmlns:dr3d="urn:oasis:names:tc:opendocument:xmlns:dr3d:1.0" draw:path-stretchpoint-x="21600" draw:path-stretchpoint-y="21600" draw:type="non-primitive" svg:viewBox="0 0 21600 21600" draw:enhanced-path="S M ?f7 ?f7 L ?f10 ?f7 ?f10 ?f11 ?f7 ?f11 Z M ?f18 ?f22 L ?f24 ?f17 ?f43 ?f17 ?f43 ?f23 ?f51 ?f23 ?f51 ?f17 ?f25 ?f17 ?f50 ?f45 ?f50 ?f42 ?f49 ?f42 ?f49 ?f44 Z N S M ?f50 ?f45 L ?f50 ?f42 ?f49 ?f42 ?f49 ?f44 Z M ?f43 ?f17 L ?f43 ?f23 ?f47 ?f23 ?f47 ?f46 ?f48 ?f46 ?f48 ?f23 ?f51 ?f23 ?f51 ?f17 Z N S M ?f18 ?f22 L ?f24 ?f17 ?f25 ?f17 Z M ?f47 ?f46 L ?f48 ?f46 ?f48 ?f23 ?f47 ?f23 Z N F M ?f18 ?f22 L ?f49 ?f44 ?f49 ?f42 ?f50 ?f42 ?f50 ?f45 ?f25 ?f17 ?f51 ?f17 ?f51 ?f23 ?f43 ?f23 ?f43 ?f17 ?f24 ?f17 Z M ?f49 ?f44 L ?f50 ?f45 M ?f51 ?f17 L ?f43 ?f17 M ?f47 ?f23 L ?f47 ?f46 ?f48 ?f46 ?f48 ?f23 N F M ?f7 ?f7 L ?f10 ?f7 ?f10 ?f11 ?f7 ?f11 Z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min(?f13, ?f12)"/>
            <draw:equation draw:name="f17" draw:formula="?f7 + ?f14"/>
            <draw:equation draw:name="f18" draw:formula="?f7 + ?f15"/>
            <draw:equation draw:name="f19" draw:formula="?f16 * 3"/>
            <draw:equation draw:name="f20" draw:formula="?f19 / 8"/>
            <draw:equation draw:name="f21" draw:formula="?f19 / 4"/>
            <draw:equation draw:name="f22" draw:formula="?f17 - ?f20"/>
            <draw:equation draw:name="f23" draw:formula="?f17 + ?f20"/>
            <draw:equation draw:name="f24" draw:formula="?f18 - ?f20"/>
            <draw:equation draw:name="f25" draw:formula="?f18 + ?f20"/>
            <draw:equation draw:name="f26" draw:formula="?f21 / 16"/>
            <draw:equation draw:name="f27" draw:formula="?f21 / 8"/>
            <draw:equation draw:name="f28" draw:formula="?f21 * 3"/>
            <draw:equation draw:name="f29" draw:formula="?f21 * 5"/>
            <draw:equation draw:name="f30" draw:formula="?f21 * 7"/>
            <draw:equation draw:name="f31" draw:formula="?f21 * 9"/>
            <draw:equation draw:name="f32" draw:formula="?f21 * 11"/>
            <draw:equation draw:name="f33" draw:formula="?f21 * 13"/>
            <draw:equation draw:name="f34" draw:formula="?f28 / 16"/>
            <draw:equation draw:name="f35" draw:formula="?f29 / 16"/>
            <draw:equation draw:name="f36" draw:formula="?f30 / 16"/>
            <draw:equation draw:name="f37" draw:formula="?f31 / 16"/>
            <draw:equation draw:name="f38" draw:formula="?f32 / 16"/>
            <draw:equation draw:name="f39" draw:formula="?f28 / 4"/>
            <draw:equation draw:name="f40" draw:formula="?f33 / 16"/>
            <draw:equation draw:name="f41" draw:formula="?f30 / 8"/>
            <draw:equation draw:name="f42" draw:formula="?f22 + ?f26"/>
            <draw:equation draw:name="f43" draw:formula="?f24 + ?f27"/>
            <draw:equation draw:name="f44" draw:formula="?f22 + ?f34"/>
            <draw:equation draw:name="f45" draw:formula="?f22 + ?f35"/>
            <draw:equation draw:name="f46" draw:formula="?f22 + ?f39"/>
            <draw:equation draw:name="f47" draw:formula="?f24 + ?f36"/>
            <draw:equation draw:name="f48" draw:formula="?f24 + ?f37"/>
            <draw:equation draw:name="f49" draw:formula="?f24 + ?f38"/>
            <draw:equation draw:name="f50" draw:formula="?f24 + ?f40"/>
            <draw:equation draw:name="f51" draw:formula="?f24 + ?f41"/>
          </draw:enhanced-geometry>
        </draw:custom-shape>
        <draw:frame draw:id="id102" draw:style-name="a584" draw:name="TextBox 16" svg:x="0.35381in" svg:y="1.30878in" svg:width="5.66992in" svg:height="3.13027in">
          <draw:text-box>
            <text:p text:style-name="a561" text:class-names="" text:cond-style-name=""><text:span text:style-name="a560" text:class-names="">What would you like to do?</text:span></text:p>
            <text:p text:style-name="a563" text:class-names="" text:cond-style-name=""><text:span text:style-name="a562" text:class-names=""/></text:p>
            <text:p text:style-name="a566" text:class-names="" text:cond-style-name=""><text:span text:style-name="a564" text:class-names="">Search</text:span><text:span text:style-name="a565" text:class-names="">: forename, surname or email address</text:span></text:p>
            <text:p text:style-name="a569" text:class-names="" text:cond-style-name=""><text:span text:style-name="a567" text:class-names="">Is this the file you were searching for?<text:s text:c="1"/></text:span><text:span text:style-name="a568" text:class-names="">(y/n)</text:span></text:p>
            <text:p text:style-name="a571" text:class-names="" text:cond-style-name=""><text:span text:style-name="a570" text:class-names="">//prints some database information a file</text:span></text:p>
            <text:p text:style-name="a573" text:class-names="" text:cond-style-name=""><text:span text:style-name="a572" text:class-names="">What would you like to do?</text:span></text:p>
            <text:p text:style-name="a575" text:class-names="" text:cond-style-name=""><text:span text:style-name="a574" text:class-names=""/></text:p>
            <text:p text:style-name="a578" text:class-names="" text:cond-style-name=""><text:span text:style-name="a576" text:class-names="">Are you Sure you want to remove this file?<text:s text:c="1"/></text:span><text:span text:style-name="a577" text:class-names=""><text:s text:c="1"/></text:span></text:p>
            <text:p text:style-name="a581" text:class-names="" text:cond-style-name=""><text:span text:style-name="a579" text:class-names="">//yes or no</text:span><text:span text:style-name="a580" text:class-names=""/></text:p>
            <text:p text:style-name="a583" text:class-names="" text:cond-style-name=""><text:span text:style-name="a582" text:class-names="">The File is removed</text:span></text:p>
          </draw:text-box>
          <svg:title/>
          <svg:desc/>
        </draw:frame>
        <draw:custom-shape svg:x="3.3655in" svg:y="1.30878in" svg:width="1.33873in" svg:height="0.40391in" draw:id="id103" draw:style-name="a587" draw:name="Rectangle 27">
          <svg:title/>
          <svg:desc/>
          <text:p text:style-name="a586" text:class-names="" text:cond-style-name=""><text:span text:style-name="a585" text:class-names="">Sear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655in" svg:y="2.88376in" svg:width="1.33873in" svg:height="0.40391in" draw:id="id104" draw:style-name="a590" draw:name="Rectangle 12">
          <svg:title/>
          <svg:desc/>
          <text:p text:style-name="a589" text:class-names="" text:cond-style-name=""><text:span text:style-name="a588" text:class-names="">Remove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3/09/2012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3/09/2012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3/09/2012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3/09/2012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3/09/2012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3/09/2012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3/09/2012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3/09/2012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3/09/2012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3/09/2012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3/09/2012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3/09/2012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totype System for Pete’s Pets</dc:title>
    <meta:initial-creator>Luke Geeson</meta:initial-creator>
    <dc:creator>Luke Geeson</dc:creator>
    <meta:creation-date>2012-09-10T08:34:19Z</meta:creation-date>
    <dc:date>2012-09-13T12:52:34Z</dc:date>
    <meta:editing-cycles>4</meta:editing-cycles>
    <meta:editing-duration>PT4247S</meta:editing-duration>
    <meta:document-statistic meta:paragraph-count="70" meta:word-count="318"/>
  </office:meta>
</office:document-meta>
</file>